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85,041,711,50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35,430,829,594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98,928,152,644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91,580,037,584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58,969,649,06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38,279,269,751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25,496,810,956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38,975,558,966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21,876,011,283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36,443,115,853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75,447,471,451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70,079,279,419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32,180,617,162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11,876,989,655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94,372,115,041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64,670,771,259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28,596,035,288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09,346,669,229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00,207,610,429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98,893,958,262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90,199,410,115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2,856,648,758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5,790,786,29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22:55.925270283</dc:date>
    <meta:editing-duration>PT3H14M59S</meta:editing-duration>
    <meta:editing-cycles>80</meta:editing-cycles>
    <meta:generator>LibreOffice/7.2.6.2$Linux_X86_64 LibreOffice_project/20$Build-2</meta:generator>
    <meta:document-statistic meta:table-count="1" meta:cell-count="48" meta:object-count="0"/>
  </office:meta>
</office:document-meta>
</file>